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6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8388888888889cm" style:use-optimal-column-width="true"/>
    </style:style>
    <style:style style:name="co2" style:family="table-column">
      <style:table-column-properties fo:break-before="auto" style:column-width="7.90222222222222cm" style:use-optimal-column-width="true"/>
    </style:style>
    <style:style style:name="co3" style:family="table-column">
      <style:table-column-properties fo:break-before="auto" style:column-width="5.20347222222222cm" style:use-optimal-column-width="true"/>
    </style:style>
    <style:style style:name="co4" style:family="table-column">
      <style:table-column-properties fo:break-before="auto" style:column-width="2.45180555555556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19263888888889cm" style:use-optimal-column-width="true"/>
    </style:style>
    <style:style style:name="co7" style:family="table-column">
      <style:table-column-properties fo:break-before="auto" style:column-width="2.92805555555556cm" style:use-optimal-column-width="true"/>
    </style:style>
    <style:style style:name="co8" style:family="table-column">
      <style:table-column-properties fo:break-before="auto" style:column-width="8.74888888888889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2680555555556cm"/>
    </style:style>
    <style:style style:name="co14" style:family="table-column">
      <style:table-column-properties fo:break-before="auto" style:column-width="4.78013888888889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355555555556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9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9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10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</style:style>
    <style:style style:name="ce10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</style:style>
    <style:style style:name="ce10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</style:style>
    <style:style style:name="ce10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1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1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11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11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12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12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143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</style:style>
    <style:style style:name="ce14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AA5]));ISBLANK([.Z5])))" style:apply-style-name="cf9" style:base-cell-address="Data_Sheet.Z5"/>
    </style:style>
    <style:style style:name="ce14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</style:style>
    <style:style style:name="ce14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</style:style>
    <style:style style:name="ce14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4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</style:style>
    <style:style style:name="ce14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5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51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</style:style>
    <style:style style:name="ce15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1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1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1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</style:style>
    <style:style style:name="ce16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C5]));ISBLANK([.AB5])))" style:apply-style-name="cf9" style:base-cell-address="Data_Sheet.AB5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</style:style>
    <style:style style:name="ce16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1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1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1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1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1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7">
            <text:p>Organisation name</text:p>
          </table:table-cell>
          <table:table-cell office:value-type="string" table:number-columns-spanned="1" table:number-rows-spanned="3" table:content-validation-name="val2" table:style-name="ce17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7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7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7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7">
            <text:p>Admin officers/admin assistants</text:p>
          </table:table-cell>
          <table:covered-table-cell/>
          <table:table-cell office:value-type="string" table:number-columns-spanned="2" table:number-rows-spanned="1" table:style-name="ce17">
            <text:p>Executive Officers</text:p>
          </table:table-cell>
          <table:covered-table-cell/>
          <table:table-cell office:value-type="string" table:number-columns-spanned="2" table:number-rows-spanned="1" table:style-name="ce17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7">
            <text:p>Grade 6/7</text:p>
          </table:table-cell>
          <table:covered-table-cell/>
          <table:table-cell office:value-type="string" table:number-columns-spanned="2" table:number-rows-spanned="1" table:style-name="ce17">
            <text:p>Senior Civil Service</text:p>
          </table:table-cell>
          <table:covered-table-cell/>
          <table:table-cell office:value-type="string" table:number-columns-spanned="2" table:number-rows-spanned="1" table:style-name="ce17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8">
            <text:p>Interim managers</text:p>
          </table:table-cell>
          <table:covered-table-cell/>
          <table:table-cell office:value-type="string" table:number-columns-spanned="2" table:number-rows-spanned="1" table:style-name="ce18">
            <text:p>Specialist Contractors</text:p>
          </table:table-cell>
          <table:covered-table-cell/>
          <table:table-cell office:value-type="string" table:number-columns-spanned="2" table:number-rows-spanned="1" table:style-name="ce18">
            <text:p>Consultants/consultancy</text:p>
          </table:table-cell>
          <table:covered-table-cell/>
          <table:table-cell office:value-type="string" table:number-columns-spanned="2" table:number-rows-spanned="1" table:style-name="ce1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7">
            <text:p>Salary</text:p>
          </table:table-cell>
          <table:table-cell office:value-type="string" table:number-columns-spanned="1" table:number-rows-spanned="2" table:style-name="ce17">
            <text:p>Allowances</text:p>
          </table:table-cell>
          <table:table-cell office:value-type="string" table:number-columns-spanned="1" table:number-rows-spanned="2" table:style-name="ce17">
            <text:p>Non-consolidated performance payments</text:p>
          </table:table-cell>
          <table:table-cell office:value-type="string" table:number-columns-spanned="1" table:number-rows-spanned="2" table:style-name="ce17">
            <text:p>Overtime</text:p>
          </table:table-cell>
          <table:table-cell office:value-type="string" table:number-columns-spanned="1" table:number-rows-spanned="2" table:style-name="ce17">
            <text:p>Employer pension contributions</text:p>
          </table:table-cell>
          <table:table-cell office:value-type="string" table:number-columns-spanned="1" table:number-rows-spanned="2" table:style-name="ce17">
            <text:p>Employer national insurance contributions</text:p>
          </table:table-cell>
          <table:table-cell office:value-type="string" table:number-columns-spanned="1" table:number-rows-spanned="2" table:style-name="ce17">
            <text:p>Total paybill for payroll staff</text:p>
          </table:table-cell>
          <table:table-cell office:value-type="string" table:number-columns-spanned="1" table:number-rows-spanned="2" table:style-name="ce17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7">
            <text:p>Total cost of consultants/</text:p>
            <text:p>consultancy</text:p>
          </table:table-cell>
          <table:table-cell office:value-type="string" table:number-columns-spanned="1" table:number-rows-spanned="2" table:style-name="ce17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1">
          <table:table-cell office:value-type="string" table:style-name="ce5">
            <text:p>Home Office (excl agencies)</text:p>
          </table:table-cell>
          <table:table-cell office:value-type="string" table:style-name="ce20">
            <text:p>Ministerial Department</text:p>
          </table:table-cell>
          <table:table-cell office:value-type="string" table:style-name="ce22">
            <text:p>Home Office</text:p>
          </table:table-cell>
          <table:table-cell office:value-type="float" office:value="8086" table:style-name="ce31">
            <text:p>8086</text:p>
          </table:table-cell>
          <table:table-cell office:value-type="float" office:value="7149.6399999999976" table:style-name="ce34">
            <text:p>7149.64</text:p>
          </table:table-cell>
          <table:table-cell office:value-type="float" office:value="12524" table:style-name="ce51">
            <text:p>12524</text:p>
          </table:table-cell>
          <table:table-cell office:value-type="float" office:value="11555.749999999995" table:style-name="ce52">
            <text:p>11555.75</text:p>
          </table:table-cell>
          <table:table-cell office:value-type="float" office:value="7045" table:style-name="ce54">
            <text:p>7045</text:p>
          </table:table-cell>
          <table:table-cell office:value-type="float" office:value="6786.200000000008" table:style-name="ce67">
            <text:p>6786.20</text:p>
          </table:table-cell>
          <table:table-cell office:value-type="float" office:value="2406" table:style-name="ce69">
            <text:p>2406</text:p>
          </table:table-cell>
          <table:table-cell office:value-type="float" office:value="2348.0099999999979" table:style-name="ce70">
            <text:p>2348.01</text:p>
          </table:table-cell>
          <table:table-cell office:value-type="float" office:value="233" table:style-name="ce84">
            <text:p>233</text:p>
          </table:table-cell>
          <table:table-cell office:value-type="float" office:value="230.57000000000002" table:style-name="ce87">
            <text:p>230.57</text:p>
          </table:table-cell>
          <table:table-cell office:value-type="float" office:value="1" table:style-name="ce88">
            <text:p>1</text:p>
          </table:table-cell>
          <table:table-cell office:value-type="float" office:value="1" table:style-name="ce90">
            <text:p>1.00</text:p>
          </table:table-cell>
          <table:table-cell office:value-type="float" office:value="30295" table:content-validation-name="val2" table:style-name="ce109">
            <text:p>30,295</text:p>
          </table:table-cell>
          <table:table-cell office:value-type="float" office:value="28071.17" table:content-validation-name="val2" table:style-name="ce110">
            <text:p>28,071</text:p>
          </table:table-cell>
          <table:table-cell office:value-type="float" office:value="1344" table:style-name="ce112">
            <text:p>1344</text:p>
          </table:table-cell>
          <table:table-cell office:value-type="float" office:value="1270.6999999999987" table:style-name="ce121">
            <text:p>1270.70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1344" table:style-name="ce149">
            <text:p>1,344</text:p>
          </table:table-cell>
          <table:table-cell office:value-type="float" office:value="1270.6999999999987" table:style-name="ce147">
            <text:p>1,270.70</text:p>
          </table:table-cell>
          <table:table-cell office:value-type="float" office:value="31639" table:content-validation-name="val2" table:style-name="ce150">
            <text:p>31,639</text:p>
          </table:table-cell>
          <table:table-cell office:value-type="float" office:value="29341.869999999995" table:content-validation-name="val2" table:style-name="ce168">
            <text:p>29,342</text:p>
          </table:table-cell>
          <table:table-cell office:value-type="currency" office:value="69373208.99000001" table:content-validation-name="val1" table:style-name="ce11">
            <text:p>£69,373,208.99</text:p>
          </table:table-cell>
          <table:table-cell office:value-type="currency" office:value="7568365.109999992" table:content-validation-name="val1" table:style-name="ce11">
            <text:p>£7,568,365.11</text:p>
          </table:table-cell>
          <table:table-cell office:value-type="currency" office:value="86035.819999999992" table:content-validation-name="val1" table:style-name="ce11">
            <text:p>£86,035.82</text:p>
          </table:table-cell>
          <table:table-cell office:value-type="currency" office:value="1435159.83" table:content-validation-name="val1" table:style-name="ce11">
            <text:p>£1,435,159.83</text:p>
          </table:table-cell>
          <table:table-cell office:value-type="currency" office:value="15553275.830000002" table:content-validation-name="val1" table:style-name="ce11">
            <text:p>£15,553,275.83</text:p>
          </table:table-cell>
          <table:table-cell office:value-type="currency" office:value="7942358.2799999993" table:content-validation-name="val1" table:style-name="ce11">
            <text:p>£7,942,358.28</text:p>
          </table:table-cell>
          <table:table-cell office:value-type="currency" office:value="101958403.85999998" table:style-name="ce12">
            <text:p>£101,958,403.86</text:p>
          </table:table-cell>
          <table:table-cell office:value-type="currency" office:value="8531579.2400000002" table:content-validation-name="val1" table:style-name="ce13">
            <text:p>£8,531,579.24</text:p>
          </table:table-cell>
          <table:table-cell office:value-type="currency" office:value="606213.54" table:content-validation-name="val1" table:style-name="ce13">
            <text:p>£606,213.54</text:p>
          </table:table-cell>
          <table:table-cell office:value-type="currency" office:value="9137792.7800000012" table:style-name="ce12">
            <text:p>£9,137,792.78</text:p>
          </table:table-cell>
          <table:table-cell office:value-type="currency" office:value="111096196.63999999" table:style-name="ce14">
            <text:p>£111,096,196.64</text:p>
          </table:table-cell>
          <table:table-cell table:content-validation-name="val2" table:style-name="ce15"/>
          <table:table-cell table:number-columns-repeated="16343"/>
        </table:table-row>
        <table:table-row table:style-name="ro2">
          <table:table-cell office:value-type="string" table:style-name="ce5">
            <text:p>Disclosure and Barring Service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403" table:style-name="ce32">
            <text:p>403</text:p>
          </table:table-cell>
          <table:table-cell office:value-type="float" office:value="301.49" table:style-name="ce33">
            <text:p>301.49</text:p>
          </table:table-cell>
          <table:table-cell office:value-type="float" office:value="263" table:style-name="ce50">
            <text:p>263</text:p>
          </table:table-cell>
          <table:table-cell office:value-type="float" office:value="240.87" table:style-name="ce53">
            <text:p>240.87</text:p>
          </table:table-cell>
          <table:table-cell office:value-type="float" office:value="349" table:style-name="ce55">
            <text:p>349</text:p>
          </table:table-cell>
          <table:table-cell office:value-type="float" office:value="333.61" table:style-name="ce66">
            <text:p>333.61</text:p>
          </table:table-cell>
          <table:table-cell office:value-type="float" office:value="52" table:style-name="ce68">
            <text:p>52</text:p>
          </table:table-cell>
          <table:table-cell office:value-type="float" office:value="50.81" table:style-name="ce71">
            <text:p>50.81</text:p>
          </table:table-cell>
          <table:table-cell office:value-type="float" office:value="9" table:style-name="ce85">
            <text:p>9</text:p>
          </table:table-cell>
          <table:table-cell office:value-type="float" office:value="9" table:style-name="ce86">
            <text:p>9.00</text:p>
          </table:table-cell>
          <table:table-cell office:value-type="float" office:value="6" table:style-name="ce89">
            <text:p>6</text:p>
          </table:table-cell>
          <table:table-cell office:value-type="float" office:value="0.79" table:style-name="ce91">
            <text:p>0.79</text:p>
          </table:table-cell>
          <table:table-cell office:value-type="float" office:value="1082" table:content-validation-name="val2" table:style-name="ce103">
            <text:p>1,082</text:p>
          </table:table-cell>
          <table:table-cell office:value-type="float" office:value="936.56999999999994" table:content-validation-name="val2" table:style-name="ce111">
            <text:p>937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0">
            <text:p>0.0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5">
            <text:p>0</text:p>
          </table:table-cell>
          <table:table-cell office:value-type="float" office:value="5" table:style-name="ce135">
            <text:p>5</text:p>
          </table:table-cell>
          <table:table-cell office:value-type="float" office:value="5" table:style-name="ce137">
            <text:p>5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5" table:style-name="ce144">
            <text:p>5</text:p>
          </table:table-cell>
          <table:table-cell office:value-type="float" office:value="5" table:style-name="ce145">
            <text:p>5</text:p>
          </table:table-cell>
          <table:table-cell office:value-type="float" office:value="1087" table:content-validation-name="val2" table:style-name="ce163">
            <text:p>1,087</text:p>
          </table:table-cell>
          <table:table-cell office:value-type="float" office:value="941.56999999999994" table:content-validation-name="val2" table:style-name="ce162">
            <text:p>942</text:p>
          </table:table-cell>
          <table:table-cell office:value-type="currency" office:value="2125344.72000001" table:content-validation-name="val1" table:style-name="ce11">
            <text:p>£2,125,344.72</text:p>
          </table:table-cell>
          <table:table-cell office:value-type="currency" office:value="19878.910000000007" table:content-validation-name="val1" table:style-name="ce11">
            <text:p>£19,878.91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153673.46000000017" table:content-validation-name="val1" table:style-name="ce11">
            <text:p>£153,673.46</text:p>
          </table:table-cell>
          <table:table-cell office:value-type="currency" office:value="435718.28000000096" table:content-validation-name="val1" table:style-name="ce11">
            <text:p>£435,718.28</text:p>
          </table:table-cell>
          <table:table-cell office:value-type="currency" office:value="212666.53999999925" table:content-validation-name="val1" table:style-name="ce11">
            <text:p>£212,666.54</text:p>
          </table:table-cell>
          <table:table-cell office:value-type="currency" office:value="2947281.9100000104" table:style-name="ce12">
            <text:p>£2,947,281.91</text:p>
          </table:table-cell>
          <table:table-cell office:value-type="currency" office:value="108638" table:content-validation-name="val1" table:style-name="ce13">
            <text:p>£108,638.00</text:p>
          </table:table-cell>
          <table:table-cell office:value-type="currency" office:value="79188" table:content-validation-name="val1" table:style-name="ce13">
            <text:p>£79,188.00</text:p>
          </table:table-cell>
          <table:table-cell office:value-type="currency" office:value="187826" table:style-name="ce12">
            <text:p>£187,826.00</text:p>
          </table:table-cell>
          <table:table-cell office:value-type="currency" office:value="3135107.9100000104" table:style-name="ce14">
            <text:p>£3,135,107.91</text:p>
          </table:table-cell>
          <table:table-cell table:content-validation-name="val2" table:style-name="ce15"/>
          <table:table-cell table:number-columns-repeated="16343"/>
        </table:table-row>
        <table:table-row table:style-name="ro2">
          <table:table-cell office:value-type="string" table:style-name="ce5">
            <text:p>Independent Office for Police Conduct</text:p>
          </table:table-cell>
          <table:table-cell office:value-type="string" table:style-name="ce21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233" table:style-name="ce30">
            <text:p>233</text:p>
          </table:table-cell>
          <table:table-cell office:value-type="float" office:value="224.1" table:style-name="ce35">
            <text:p>224.10</text:p>
          </table:table-cell>
          <table:table-cell office:value-type="float" office:value="470" table:style-name="ce42">
            <text:p>470</text:p>
          </table:table-cell>
          <table:table-cell office:value-type="float" office:value="457.1" table:style-name="ce49">
            <text:p>457.10</text:p>
          </table:table-cell>
          <table:table-cell office:value-type="float" office:value="252" table:style-name="ce56">
            <text:p>252</text:p>
          </table:table-cell>
          <table:table-cell office:value-type="float" office:value="246" table:style-name="ce57">
            <text:p>246.00</text:p>
          </table:table-cell>
          <table:table-cell office:value-type="float" office:value="43" table:style-name="ce60">
            <text:p>43</text:p>
          </table:table-cell>
          <table:table-cell office:value-type="float" office:value="42.8" table:style-name="ce79">
            <text:p>42.80</text:p>
          </table:table-cell>
          <table:table-cell office:value-type="float" office:value="9" table:style-name="ce81">
            <text:p>9</text:p>
          </table:table-cell>
          <table:table-cell office:value-type="float" office:value="9" table:style-name="ce82">
            <text:p>9.00</text:p>
          </table:table-cell>
          <table:table-cell office:value-type="float" office:value="7" table:style-name="ce98">
            <text:p>7</text:p>
          </table:table-cell>
          <table:table-cell office:value-type="float" office:value="1.5" table:style-name="ce100">
            <text:p>1.50</text:p>
          </table:table-cell>
          <table:table-cell office:value-type="float" office:value="1014" table:content-validation-name="val2" table:style-name="ce103">
            <text:p>1,014</text:p>
          </table:table-cell>
          <table:table-cell office:value-type="float" office:value="980.5" table:content-validation-name="val2" table:style-name="ce105">
            <text:p>981</text:p>
          </table:table-cell>
          <table:table-cell office:value-type="float" office:value="26" table:style-name="ce107">
            <text:p>26</text:p>
          </table:table-cell>
          <table:table-cell office:value-type="float" office:value="25.4" table:style-name="ce116">
            <text:p>25.40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31">
            <text:p>0</text:p>
          </table:table-cell>
          <table:table-cell office:value-type="float" office:value="7" table:style-name="ce132">
            <text:p>7</text:p>
          </table:table-cell>
          <table:table-cell office:value-type="float" office:value="7" table:style-name="ce158">
            <text:p>7</text:p>
          </table:table-cell>
          <table:table-cell office:value-type="float" office:value="0" table:style-name="ce154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33" table:style-name="ce144">
            <text:p>33</text:p>
          </table:table-cell>
          <table:table-cell office:value-type="float" office:value="32.4" table:style-name="ce143">
            <text:p>32.40</text:p>
          </table:table-cell>
          <table:table-cell office:value-type="float" office:value="1047" table:content-validation-name="val2" table:style-name="ce163">
            <text:p>1,047</text:p>
          </table:table-cell>
          <table:table-cell office:value-type="float" office:value="1012.9" table:content-validation-name="val2" table:style-name="ce164">
            <text:p>1,013</text:p>
          </table:table-cell>
          <table:table-cell office:value-type="currency" office:value="2626079" table:content-validation-name="val1" table:style-name="ce11">
            <text:p>£2,626,079.00</text:p>
          </table:table-cell>
          <table:table-cell office:value-type="currency" office:value="91008" table:content-validation-name="val1" table:style-name="ce11">
            <text:p>£91,008.00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37747" table:content-validation-name="val1" table:style-name="ce11">
            <text:p>£37,747.00</text:p>
          </table:table-cell>
          <table:table-cell office:value-type="currency" office:value="532184" table:content-validation-name="val1" table:style-name="ce11">
            <text:p>£532,184.00</text:p>
          </table:table-cell>
          <table:table-cell office:value-type="currency" office:value="282895" table:content-validation-name="val1" table:style-name="ce11">
            <text:p>£282,895.00</text:p>
          </table:table-cell>
          <table:table-cell office:value-type="currency" office:value="3569913" table:style-name="ce12">
            <text:p>£3,569,913.00</text:p>
          </table:table-cell>
          <table:table-cell office:value-type="currency" office:value="174292" table:content-validation-name="val1" table:style-name="ce13">
            <text:p>£174,292.00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174292" table:style-name="ce12">
            <text:p>£174,292.00</text:p>
          </table:table-cell>
          <table:table-cell office:value-type="currency" office:value="3744205" table:style-name="ce14">
            <text:p>£3,744,205.00</text:p>
          </table:table-cell>
          <table:table-cell table:content-validation-name="val2" table:style-name="ce15"/>
          <table:table-cell table:number-columns-repeated="16343"/>
        </table:table-row>
        <table:table-row table:style-name="ro2">
          <table:table-cell office:value-type="string" table:style-name="ce5">
            <text:p>Office of the Immigration Services Commissioner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7" table:style-name="ce37">
            <text:p>7</text:p>
          </table:table-cell>
          <table:table-cell office:value-type="float" office:value="7" table:style-name="ce39">
            <text:p>7.00</text:p>
          </table:table-cell>
          <table:table-cell office:value-type="float" office:value="5" table:style-name="ce44">
            <text:p>5</text:p>
          </table:table-cell>
          <table:table-cell office:value-type="float" office:value="4.8" table:style-name="ce48">
            <text:p>4.80</text:p>
          </table:table-cell>
          <table:table-cell office:value-type="float" office:value="39" table:style-name="ce61">
            <text:p>39</text:p>
          </table:table-cell>
          <table:table-cell office:value-type="float" office:value="38.799999999999997" table:style-name="ce58">
            <text:p>38.80</text:p>
          </table:table-cell>
          <table:table-cell office:value-type="float" office:value="1" table:style-name="ce59">
            <text:p>1</text:p>
          </table:table-cell>
          <table:table-cell office:value-type="float" office:value="1" table:style-name="ce78">
            <text:p>1.00</text:p>
          </table:table-cell>
          <table:table-cell office:value-type="float" office:value="1" table:style-name="ce80">
            <text:p>1</text:p>
          </table:table-cell>
          <table:table-cell office:value-type="float" office:value="0.8" table:style-name="ce83">
            <text:p>0.8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101">
            <text:p>0.00</text:p>
          </table:table-cell>
          <table:table-cell office:value-type="float" office:value="53" table:content-validation-name="val2" table:style-name="ce103">
            <text:p>53</text:p>
          </table:table-cell>
          <table:table-cell office:value-type="float" office:value="52.399999999999991" table:content-validation-name="val2" table:style-name="ce104">
            <text:p>52</text:p>
          </table:table-cell>
          <table:table-cell office:value-type="float" office:value="2" table:style-name="ce108">
            <text:p>2</text:p>
          </table:table-cell>
          <table:table-cell office:value-type="float" office:value="2" table:style-name="ce114">
            <text:p>2.00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57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2" table:style-name="ce144">
            <text:p>2</text:p>
          </table:table-cell>
          <table:table-cell office:value-type="float" office:value="2" table:style-name="ce146">
            <text:p>2</text:p>
          </table:table-cell>
          <table:table-cell office:value-type="float" office:value="55" table:content-validation-name="val2" table:style-name="ce163">
            <text:p>55</text:p>
          </table:table-cell>
          <table:table-cell office:value-type="float" office:value="54.399999999999991" table:content-validation-name="val2" table:style-name="ce165">
            <text:p>54</text:p>
          </table:table-cell>
          <table:table-cell office:value-type="currency" office:value="154797.29" table:content-validation-name="val1" table:style-name="ce11">
            <text:p>£154,797.29</text:p>
          </table:table-cell>
          <table:table-cell office:value-type="currency" office:value="989.67" table:content-validation-name="val1" table:style-name="ce11">
            <text:p>£989.67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31817.200000000001" table:content-validation-name="val1" table:style-name="ce11">
            <text:p>£31,817.20</text:p>
          </table:table-cell>
          <table:table-cell office:value-type="currency" office:value="16364.14" table:content-validation-name="val1" table:style-name="ce11">
            <text:p>£16,364.14</text:p>
          </table:table-cell>
          <table:table-cell office:value-type="currency" office:value="203968.30000000005" table:style-name="ce12">
            <text:p>£203,968.30</text:p>
          </table:table-cell>
          <table:table-cell office:value-type="currency" office:value="4077.04" table:content-validation-name="val1" table:style-name="ce13">
            <text:p>£4,077.04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4077.04" table:style-name="ce12">
            <text:p>£4,077.04</text:p>
          </table:table-cell>
          <table:table-cell office:value-type="currency" office:value="208045.34000000005" table:style-name="ce14">
            <text:p>£208,045.34</text:p>
          </table:table-cell>
          <table:table-cell table:content-validation-name="val2" table:style-name="ce15"/>
          <table:table-cell table:number-columns-repeated="16343"/>
        </table:table-row>
        <table:table-row table:style-name="ro2">
          <table:table-cell office:value-type="string" table:style-name="ce5">
            <text:p>Security Industry Authority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62" table:style-name="ce36">
            <text:p>62</text:p>
          </table:table-cell>
          <table:table-cell office:value-type="float" office:value="55.65" table:style-name="ce38">
            <text:p>55.65</text:p>
          </table:table-cell>
          <table:table-cell office:value-type="float" office:value="89" table:style-name="ce45">
            <text:p>89</text:p>
          </table:table-cell>
          <table:table-cell office:value-type="float" office:value="88.6" table:style-name="ce47">
            <text:p>88.60</text:p>
          </table:table-cell>
          <table:table-cell office:value-type="float" office:value="70" table:style-name="ce62">
            <text:p>70</text:p>
          </table:table-cell>
          <table:table-cell office:value-type="float" office:value="68.489999999999995" table:style-name="ce64">
            <text:p>68.49</text:p>
          </table:table-cell>
          <table:table-cell office:value-type="float" office:value="16" table:style-name="ce72">
            <text:p>16</text:p>
          </table:table-cell>
          <table:table-cell office:value-type="float" office:value="16" table:style-name="ce74">
            <text:p>16.00</text:p>
          </table:table-cell>
          <table:table-cell office:value-type="float" office:value="4" table:style-name="ce76">
            <text:p>4</text:p>
          </table:table-cell>
          <table:table-cell office:value-type="float" office:value="4" table:style-name="ce93">
            <text:p>4.00</text:p>
          </table:table-cell>
          <table:table-cell office:value-type="float" office:value="6" table:style-name="ce95">
            <text:p>6</text:p>
          </table:table-cell>
          <table:table-cell office:value-type="float" office:value="1.1200000000000001" table:style-name="ce96">
            <text:p>1.12</text:p>
          </table:table-cell>
          <table:table-cell office:value-type="float" office:value="247" table:content-validation-name="val2" table:style-name="ce103">
            <text:p>247</text:p>
          </table:table-cell>
          <table:table-cell office:value-type="float" office:value="233.86" table:content-validation-name="val2" table:style-name="ce126">
            <text:p>234</text:p>
          </table:table-cell>
          <table:table-cell office:value-type="float" office:value="3" table:style-name="ce106">
            <text:p>3</text:p>
          </table:table-cell>
          <table:table-cell office:value-type="float" office:value="3" table:style-name="ce115">
            <text:p>3.0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59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" table:style-name="ce144">
            <text:p>3</text:p>
          </table:table-cell>
          <table:table-cell office:value-type="float" office:value="3" table:style-name="ce148">
            <text:p>3.00</text:p>
          </table:table-cell>
          <table:table-cell office:value-type="float" office:value="250" table:content-validation-name="val2" table:style-name="ce163">
            <text:p>250</text:p>
          </table:table-cell>
          <table:table-cell office:value-type="float" office:value="236.86" table:content-validation-name="val2" table:style-name="ce166">
            <text:p>237</text:p>
          </table:table-cell>
          <table:table-cell office:value-type="currency" office:value="664736.75" table:content-validation-name="val1" table:style-name="ce11">
            <text:p>£664,736.75</text:p>
          </table:table-cell>
          <table:table-cell office:value-type="currency" office:value="78004.92" table:content-validation-name="val1" table:style-name="ce11">
            <text:p>£78,004.92</text:p>
          </table:table-cell>
          <table:table-cell office:value-type="currency" office:value="5250" table:content-validation-name="val1" table:style-name="ce11">
            <text:p>£5,250.00</text:p>
          </table:table-cell>
          <table:table-cell office:value-type="currency" office:value="27054.7" table:content-validation-name="val1" table:style-name="ce11">
            <text:p>£27,054.70</text:p>
          </table:table-cell>
          <table:table-cell office:value-type="currency" office:value="138914.37" table:content-validation-name="val1" table:style-name="ce11">
            <text:p>£138,914.37</text:p>
          </table:table-cell>
          <table:table-cell office:value-type="currency" office:value="81484.08" table:content-validation-name="val1" table:style-name="ce11">
            <text:p>£81,484.08</text:p>
          </table:table-cell>
          <table:table-cell office:value-type="currency" office:value="995444.82" table:style-name="ce12">
            <text:p>£995,444.82</text:p>
          </table:table-cell>
          <table:table-cell office:value-type="currency" office:value="20022.72" table:content-validation-name="val1" table:style-name="ce13">
            <text:p>£20,022.72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20022.72" table:style-name="ce12">
            <text:p>£20,022.72</text:p>
          </table:table-cell>
          <table:table-cell office:value-type="currency" office:value="1015467.5399999999" table:style-name="ce14">
            <text:p>£1,015,467.54</text:p>
          </table:table-cell>
          <table:table-cell table:content-validation-name="val2" table:style-name="ce15"/>
          <table:table-cell table:number-columns-repeated="16343"/>
        </table:table-row>
        <table:table-row table:style-name="ro2">
          <table:table-cell office:value-type="string" table:style-name="ce5">
            <text:p>Gangmasters Licensing Authority</text:p>
          </table:table-cell>
          <table:table-cell office:value-type="string" table:style-name="ce27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12" table:style-name="ce41">
            <text:p>12</text:p>
          </table:table-cell>
          <table:table-cell office:value-type="float" office:value="12" table:style-name="ce40">
            <text:p>12.00</text:p>
          </table:table-cell>
          <table:table-cell office:value-type="float" office:value="11" table:style-name="ce43">
            <text:p>11</text:p>
          </table:table-cell>
          <table:table-cell office:value-type="float" office:value="9.69" table:style-name="ce46">
            <text:p>9.69</text:p>
          </table:table-cell>
          <table:table-cell office:value-type="float" office:value="101" table:style-name="ce63">
            <text:p>101</text:p>
          </table:table-cell>
          <table:table-cell office:value-type="float" office:value="98.01" table:style-name="ce65">
            <text:p>98.01</text:p>
          </table:table-cell>
          <table:table-cell office:value-type="float" office:value="6" table:style-name="ce73">
            <text:p>6</text:p>
          </table:table-cell>
          <table:table-cell office:value-type="float" office:value="5.59" table:style-name="ce75">
            <text:p>5.59</text:p>
          </table:table-cell>
          <table:table-cell office:value-type="float" office:value="1" table:style-name="ce77">
            <text:p>1</text:p>
          </table:table-cell>
          <table:table-cell office:value-type="float" office:value="0.81" table:style-name="ce92">
            <text:p>0.81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7">
            <text:p>0.00</text:p>
          </table:table-cell>
          <table:table-cell office:value-type="float" office:value="131" table:content-validation-name="val2" table:style-name="ce102">
            <text:p>131</text:p>
          </table:table-cell>
          <table:table-cell office:value-type="float" office:value="126.10000000000001" table:content-validation-name="val2" table:style-name="ce102">
            <text:p>126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28">
            <text:p>0.0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71">
            <text:p>0</text:p>
          </table:table-cell>
          <table:table-cell office:value-type="float" office:value="0" table:style-name="ce172">
            <text:p>0</text:p>
          </table:table-cell>
          <table:table-cell office:value-type="float" office:value="0" table:style-name="ce173">
            <text:p>0</text:p>
          </table:table-cell>
          <table:table-cell office:value-type="float" office:value="0" table:style-name="ce174">
            <text:p>0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51">
            <text:p>0.0</text:p>
          </table:table-cell>
          <table:table-cell office:value-type="float" office:value="131" table:content-validation-name="val2" table:style-name="ce167">
            <text:p>131</text:p>
          </table:table-cell>
          <table:table-cell office:value-type="float" office:value="126.10000000000001" table:content-validation-name="val2" table:style-name="ce167">
            <text:p>126</text:p>
          </table:table-cell>
          <table:table-cell office:value-type="currency" office:value="315430.93000000005" table:content-validation-name="val1" table:style-name="ce11">
            <text:p>£315,430.93</text:p>
          </table:table-cell>
          <table:table-cell office:value-type="currency" office:value="7580.3" table:content-validation-name="val1" table:style-name="ce11">
            <text:p>£7,580.30</text:p>
          </table:table-cell>
          <table:table-cell office:value-type="currency" office:value="57192.14" table:content-validation-name="val1" table:style-name="ce11">
            <text:p>£57,192.14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60007.06" table:content-validation-name="val1" table:style-name="ce11">
            <text:p>£60,007.06</text:p>
          </table:table-cell>
          <table:table-cell office:value-type="currency" office:value="40586.99" table:content-validation-name="val1" table:style-name="ce11">
            <text:p>£40,586.99</text:p>
          </table:table-cell>
          <table:table-cell office:value-type="currency" office:value="480797.42000000004" table:style-name="ce12">
            <text:p>£480,797.42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0" table:style-name="ce12">
            <text:p>£0.00</text:p>
          </table:table-cell>
          <table:table-cell office:value-type="currency" office:value="480797.42000000004" table:style-name="ce14">
            <text:p>£480,797.42</text:p>
          </table:table-cell>
          <table:table-cell table:content-validation-name="val2" table:style-name="ce15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">
      <number:number number:decimal-places="1" number:min-integer-digits="1" number:grouping="true"/>
    </number:number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date-style style:name="N42">
      <number:day number:style="long"/>
      <number:text>:</number:text>
      <number:hours number:style="long"/>
      <number:text>:</number:text>
      <number:minutes number:style="long"/>
    </number:date-style>
    <number:date-style style:name="N43">
      <number:day-of-week number:style="long"/>
      <number:text>/</number:text>
      <number:month number:style="long"/>
      <number:text>/</number:text>
      <number:year number:style="long"/>
    </number:date-style>
    <number:time-style style:name="N44">
      <number:hours number:style="long"/>
      <number:text>:</number:text>
      <number:minutes number:style="long"/>
    </number:time-style>
    <number:number-style style:name="N45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6P0">
      <number:number number:decimal-places="2" number:min-integer-digits="1" number:grouping="true"/>
    </number:number-style>
    <number:number-style style:name="N46">
      <style:text-properties fo:color="#FF0000"/>
      <number:text>-</number:text>
      <number:number number:decimal-places="2" number:min-integer-digits="1" number:grouping="true"/>
      <style:map style:condition="value()&gt;=0" style:apply-style-name="N46P0"/>
    </number:number-style>
    <number:number-style style:name="N47">
      <number:number number:decimal-places="0" number:min-integer-digits="11">
        <number:embedded-text number:position="5"> </number:embedded-text>
      </number:number>
    </number:number-style>
    <number:number-style style:name="N48P0"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number-style style:name="N49P0">
      <number:text>N-</number:text>
      <number:number number:decimal-places="0" number:min-integer-digits="4"/>
    </number:number-style>
    <number:number-style style:name="N49">
      <number:number number:min-integer-digits="1"/>
      <style:map style:condition="value()&lt;=9999" style:apply-style-name="N49P0"/>
    </number:number-style>
    <number:text-style style:name="N50P0"/>
    <number:text-style style:name="N50P1"/>
    <number:text-style style:name="N50P2"/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text-style style:name="N51P0"/>
    <number:text-style style:name="N51P1"/>
    <number:text-style style:name="N51"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2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2P0"/>
    </number:number-style>
    <number:time-style style:name="N53" number:truncate-on-overflow="false">
      <number:hours/>
      <number:text>:</number:text>
      <number:minutes number:style="long"/>
    </number:time-style>
    <number:time-style style:name="N54" number:truncate-on-overflow="false">
      <number:hours number:style="long"/>
      <number:text>:</number:text>
      <number:minutes number:style="long"/>
    </number:time-style>
    <number:number-style style:name="N55">
      <number:number number:decimal-places="0" number:min-integer-digits="2"/>
    </number:number-style>
    <number:number-style style:name="N56">
      <number:number number:decimal-places="0" number:min-integer-digits="3"/>
    </number:number-style>
    <number:number-style style:name="N57">
      <number:number number:decimal-places="0" number:min-integer-digits="1" number:grouping="true" number:display-factor="1000"/>
    </number:number-style>
    <number:number-style style:name="N58P0">
      <style:text-properties fo:color="#0000FF"/>
      <number:number number:decimal-places="2" number:min-integer-digits="1" number:grouping="true"/>
    </number:number-style>
    <number:number-style style:name="N58P1">
      <style:text-properties fo:color="#FF0000"/>
      <number:text>-</number:text>
      <number:number number:decimal-places="2" number:min-integer-digits="1" number:grouping="true"/>
    </number:number-style>
    <number:number-style style:name="N58">
      <number:number number:decimal-places="2" number:min-integer-digits="1"/>
      <style:map style:condition="value()&gt;0" style:apply-style-name="N58P0"/>
      <style:map style:condition="value()&lt;0" style:apply-style-name="N58P1"/>
    </number:number-style>
    <number:number-style style:name="N59P0">
      <number:text>kr</number:text>
      <number:number number:decimal-places="0" number:min-integer-digits="1" number:grouping="true" number:display-factor="1000"/>
    </number:number-style>
    <number:number-style style:name="N59">
      <number:text>kr-</number:text>
      <number:number number:decimal-places="0" number:min-integer-digits="1" number:grouping="true" number:display-factor="1000"/>
      <style:map style:condition="value()&gt;=0" style:apply-style-name="N59P0"/>
    </number:number-style>
    <number:number-style style:name="N60P0">
      <style:text-properties fo:color="#0000FF"/>
      <number:text>kr</number:text>
      <number:number number:decimal-places="2" number:min-integer-digits="1" number:grouping="true"/>
    </number:number-style>
    <number:number-style style:name="N60P1">
      <style:text-properties fo:color="#FF0000"/>
      <number:text>kr-</number:text>
      <number:number number:decimal-places="2" number:min-integer-digits="1" number:grouping="true"/>
    </number:number-style>
    <number:number-style style:name="N60">
      <number:number number:decimal-places="2" number:min-integer-digits="1"/>
      <style:map style:condition="value()&gt;0" style:apply-style-name="N60P0"/>
      <style:map style:condition="value()&lt;0" style:apply-style-name="N60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40"/>
    <style:style style:name="Comma_32_3" style:display-name="Comma 3" style:family="table-cell" style:data-style-name="N40"/>
    <style:style style:name="Comma_32_4" style:display-name="Comma 4" style:family="table-cell" style:data-style-name="N40"/>
    <style:style style:name="Comma_32_5" style:display-name="Comma 5" style:family="table-cell" style:data-style-name="N40"/>
    <style:style style:name="Comma_32_5_32_2" style:display-name="Comma 5 2" style:family="table-cell" style:data-style-name="N40"/>
    <style:style style:name="Comma_32_6" style:display-name="Comma 6" style:family="table-cell" style:data-style-name="N40"/>
    <style:style style:name="Comma_32_7" style:display-name="Comma 7" style:family="table-cell" style:data-style-name="N40"/>
    <style:style style:name="Currency_32_2" style:display-name="Currency 2" style:family="table-cell" style:data-style-name="N41"/>
    <style:style style:name="DagerOgTimer" style:family="table-cell" style:data-style-name="N42"/>
    <style:style style:name="DagOgDato" style:family="table-cell" style:data-style-name="N43"/>
    <style:style style:name="DagOgDatoLang" style:family="table-cell" style:data-style-name="N43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4"/>
    <style:style style:name="Konto" style:family="table-cell" style:data-style-name="N4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7"/>
    <style:style style:name="PostNr" style:family="table-cell" style:data-style-name="N48"/>
    <style:style style:name="PostNrNorge" style:family="table-cell" style:data-style-name="N49"/>
    <style:style style:name="SkjulAlt" style:family="table-cell" style:data-style-name="N50"/>
    <style:style style:name="SkjulTall" style:family="table-cell" style:data-style-name="N51"/>
    <style:style style:name="Telefon" style:family="table-cell" style:data-style-name="N52"/>
    <style:style style:name="Timer1" style:family="table-cell" style:data-style-name="N53"/>
    <style:style style:name="Timer2" style:family="table-cell" style:data-style-name="N54"/>
    <style:style style:name="ToSiffer" style:family="table-cell" style:data-style-name="N55"/>
    <style:style style:name="TreSiffer" style:family="table-cell" style:data-style-name="N56"/>
    <style:style style:name="Tusenskille1000" style:family="table-cell" style:data-style-name="N57"/>
    <style:style style:name="TusenskilleFarger" style:family="table-cell" style:data-style-name="N58"/>
    <style:style style:name="Valuta1000" style:family="table-cell" style:data-style-name="N59"/>
    <style:style style:name="ValutaFarger" style:family="table-cell" style:data-style-name="N60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Tony Millet</meta:initial-creator>
    <dc:creator>Patel Minal ( Amin )</dc:creator>
    <meta:creation-date>2012-07-18T14:50:11Z</meta:creation-date>
    <dc:date>2018-07-06T11:33:37Z</dc:date>
  </office:meta>
</office:document-meta>
</file>